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1D96EE407CD644123D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top="0in" fo:margin-bottom="0.1665in" loext:contextual-spacing="false" fo:line-height="100%" fo:orphans="0" fo:widows="0"/>
    </style:style>
    <style:style style:name="P3" style:family="paragraph" style:parent-style-name="Standard" style:list-style-name="WWNum1">
      <style:paragraph-properties fo:margin-left="0.5in" fo:margin-right="0in" fo:margin-top="0in" fo:margin-bottom="0in" loext:contextual-spacing="false"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top="0.1665in" fo:margin-bottom="0.1665in" loext:contextual-spacing="false" fo:line-height="100%"/>
    </style:style>
    <style:style style:name="P7" style:family="paragraph" style:parent-style-name="Standard">
      <style:paragraph-properties fo:margin-left="0in" fo:margin-right="0in" fo:margin-top="0.1665in" fo:margin-bottom="0.1665in" loext:contextual-spacing="false" fo:line-height="100%" fo:text-indent="0in" style:auto-text-indent="false"/>
    </style:style>
    <style:style style:name="P8" style:family="paragraph" style:parent-style-name="Heading_20_2">
      <style:paragraph-properties fo:line-height="100%"/>
    </style:style>
    <style:style style:name="P9" style:family="paragraph" style:parent-style-name="Heading_20_2">
      <style:paragraph-properties fo:margin-top="0in" fo:margin-bottom="0.1665in" loext:contextual-spacing="false" fo:line-height="100%" fo:orphans="0" fo:widows="0"/>
    </style:style>
    <style:style style:name="P10" style:family="paragraph" style:parent-style-name="Heading_20_2">
      <style:paragraph-properties fo:margin-top="0.1665in" fo:margin-bottom="0.1665in" loext:contextual-spacing="false" fo:line-height="100%"/>
    </style:style>
    <style:style style:name="P11" style:family="paragraph" style:parent-style-name="Heading_20_1">
      <style:paragraph-properties fo:margin-top="0.1665in" fo:margin-bottom="0.1665in" loext:contextual-spacing="false" fo:line-height="100%"/>
    </style:style>
    <style:style style:name="P12" style:family="paragraph" style:parent-style-name="Heading_20_1">
      <style:paragraph-properties fo:margin-top="0in" fo:margin-bottom="0.1665in" loext:contextual-spacing="false" fo:line-height="100%" fo:orphans="0" fo:widows="0"/>
    </style:style>
    <style:style style:name="P13" style:family="paragraph" style:parent-style-name="Heading_20_1">
      <style:paragraph-properties fo:margin-top="0in" fo:margin-bottom="0.1665in" loext:contextual-spacing="false" fo:line-height="100%" fo:orphans="0" fo:widows="0" fo:break-before="page"/>
    </style:style>
    <style:style style:name="P14"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ize="11pt" fo:font-weight="normal" style:font-size-asian="11pt" style:font-weight-asian="normal" style:font-size-complex="11pt"/>
    </style:style>
    <style:style style:name="T4" style:family="text">
      <style:text-properties fo:color="#188038" style:font-name="Roboto Mono" style:font-name-asian="Roboto Mono1" style:font-name-complex="Roboto Mono1"/>
    </style:style>
    <style:style style:name="T5" style:family="text">
      <style:text-properties fo:color="#188038" style:font-name="Roboto Mono" fo:font-weight="normal" style:font-name-asian="Roboto Mono1" style:font-weight-asian="normal" style:font-name-complex="Roboto Mono1"/>
    </style:style>
    <style:style style:name="T6" style:family="text">
      <style:text-properties fo:font-weight="normal" style:font-weight-asian="normal"/>
    </style:style>
    <style:style style:name="T7" style:family="text">
      <style:text-properties fo:color="#666666"/>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m3t2f6j72brc"/>Programmieren Tutorium - Arbeitsblatt 4</text:p>
      <text:p text:style-name="P11"><text:bookmark text:name="_f4f5alas2zr1"/><text:span text:style-name="T1">Alle ungeraden </text:span>Monats Nummern<text:span text:style-name="T1"> ausgeben</text:span></text:p>
      <text:p text:style-name="Standard">Schreibe ein Programm, das alle ungeraden Monats Nummern (1 bis 12) in absteigender Reihenfolge ausgibt. Das Ergebnis sollte so aussehen: 11, 9, 7, 5, 3, 1<text:line-break/>Hinweis: Nutze eine Schleife</text:p>
      <text:p text:style-name="P9"><text:bookmark text:name="_attpjb27rdhm"/>Übersetzen Sie in C#</text:p>
      <text:p text:style-name="P2">a) Die Variable txt ist ein String. Für alle Zeichen des Strings sollen Minuszeichen (‐)</text:p>
      <text:p text:style-name="P2">durch Pluszeichen (+) ersetzt werden.</text:p>
      <text:p text:style-name="P2">b) Sie haben ein Feld(Array) vector von ganzen Zahlen und eine weitere ganze Zahl</text:p>
      <text:p text:style-name="P2">summe. Jedes dritte Element des Feldes soll zu der Zahl summe addiert werden</text:p>
      <text:p text:style-name="P2"/>
      <text:p text:style-name="P12"><text:bookmark text:name="_ug6s2viyd4xp"/></text:p>
      <text:p text:style-name="P13"><text:bookmark text:name="_5rdteyvx2q11"/>Erstelle eine Funktion “isEven” / “istGerade”</text:p>
      <text:list xml:id="list222300563" text:style-name="WWNum1">
        <text:list-item>
          <text:p text:style-name="P3">Erstelle eine Funktion die prüft ob eine ganze Zahl gerade ist. Die Funkition muss ein bool zurückgeben.</text:p>
        </text:list-item>
        <text:list-item>
          <text:p text:style-name="P4">Erstelle wieder eine Funktion die prüft ob eine ganze Zahl gerade ist. Jetzt soll die Funktion, aber nichts zurückgeben sonder Ausgeben: “x ist gerade” oder “x ist ungerade”</text:p>
        </text:list-item>
      </text:list>
      <text:p text:style-name="P2">Hinweis: Nutze modulo %</text:p>
      <text:p text:style-name="P12"><text:bookmark text:name="_rkjqqjz1chjp"/>Erstelle eine Funktion, die prüft ob eine Zahl durch 3 teilbar, aber ungerade ist</text:p>
      <text:p text:style-name="Standard">Erstelle eine Funktion, die prüft, ob eine Zahl durch 3 teilbar ist, also kein Rest bei Dividierung durch <text:s/>z.B 3, 6, 9, 12. Gebe ein bool zurück;</text:p>
      <text:p text:style-name="Standard">Also istUngeradeUndDurchDreiTeilbar(int x)</text:p>
      <text:p text:style-name="Standard">istUngeradeUndDurchDreiTeilbar(2) =&gt; false</text:p>
      <text:p text:style-name="Standard">istUngeradeUndDurchDreiTeilbar(3) =&gt; true</text:p>
      <text:p text:style-name="Standard">istUngeradeUndDurchDreiTeilbar(6) =&gt; false</text:p>
      <text:p text:style-name="Standard">istUngeradeUndDurchDreiTeilbar(9) =&gt; true</text:p>
      <text:p text:style-name="P2">Hinweis: Nutze modulo %</text:p>
      <text:p text:style-name="P12"><text:bookmark text:name="_2uzawo2z1qdh"/>Ausgabe eines Musters mit verschachtelten Schleifen</text:p>
      <text:p text:style-name="P2">Aufgabe: Erstelle ein Programm, das ein Muster von Hashtags auf der Konsole ausgibt. Das Muster soll ein Dreieck darstellen, bei dem jede Zeile einen Hashtag mehr enthält als die vorherige Zeile.</text:p>
      <text:p text:style-name="Heading_20_2"><text:bookmark text:name="_txhuh594ba9k"/>Beispiel:</text:p>
      <text:p text:style-name="P5"><text:span text:style-name="T3">#</text:span></text:p>
      <text:p text:style-name="P5">##</text:p>
      <text:p text:style-name="P5">###</text:p>
      <text:p text:style-name="P8"><text:bookmark text:name="_95xk53ek0y12"/>Hinweis:</text:p>
      <text:p text:style-name="P5">Nutze eine verschachtelte <text:span text:style-name="T4">for</text:span>-Schleife, um in jeder Zeile die entsprechende Anzahl an Sternen auszugeben.</text:p>
      <text:p text:style-name="P8"><text:bookmark text:name="_t602qz1k5gi"/>Zweitkleinstes Element in einem Array finden</text:p>
      <text:p text:style-name="P6">Schreibe eine Funktion <text:span text:style-name="T4">ZweitkleinstesElement(int[] array)</text:span>, die das zweitkleinste Element eines Arrays von Ganzzahlen zurückgibt. Gib eine Nachricht aus, falls das Array weniger als zwei Elemente enthält.<text:line-break/>Beispiel:<text:line-break/>Eingabe: [4, 2, 7, 1, 9]<text:line-break/>Ausgabe: 2<text:line-break/>Hinweis: Verwende Variablen, um das kleinste und zweitkleinste Element zu speichern und vergleiche bei jedem Element im Array.</text:p>
      <text:p text:style-name="P10"><text:bookmark text:name="_vlvai5k05ip"/>Durchschnitt der Zahlen über einem Schwellenwert berechnen</text:p>
      <text:p text:style-name="P6">Schreibe eine Funktion DurchschnittSchwelle(int[] array, int schwelle), die den Durchschnitt der Zahlen berechnet, die über einem bestimmten Schwellenwert liegen.<text:line-break/>Beispiel:<text:line-break/>Eingabe: Array = [10, 20, 30, 40], Schwelle = 15<text:line-break/>Ausgabe: 30 // da nur 20, 30 und 40 größer als 15 sind und deren Durchschnitt 30 ist.<text:line-break/>Hinweis: Summiere nur die Zahlen, die den Schwellenwert überschreiten, und zähle sie, um am Ende den Durchschnitt zu berechnen.</text:p>
      <text:p text:style-name="P10"><text:bookmark text:name="_ha7pwn54etw"/>Produkt einer Zahlenreihe berechnen</text:p>
      <text:p text:style-name="P6"><text:line-break/><text:span text:style-name="T6">Aufgabe: Schreibe eine Funktion </text:span><text:span text:style-name="T5">BerechneProdukt(int n)</text:span><text:span text:style-name="T6">, die das Produkt der Zahlen von 1 bis </text:span><text:span text:style-name="T5">n</text:span><text:span text:style-name="T6"> berechnet und das Ergebnis zurückgibt. Wenn </text:span><text:span text:style-name="T5">n</text:span><text:span text:style-name="T6"> negativ oder 0 ist, soll die Funktion 1 zurückgeben.<text:line-break/>Beispiel:<text:line-break/>Eingabe: 4<text:line-break/>Ausgabe: 24 // da 1 * 2 * 3 * 4 = 24<text:line-break/>Hinweis: Beginne die Multiplikation bei 1, und überprüfe die Eingabe, um sicherzustellen, dass das Produkt für </text:span><text:span text:style-name="T5">n &lt;= 0</text:span><text:span text:style-name="T6"> immer 1 ist.</text:span></text:p>
      <text:p text:style-name="P10"><text:bookmark text:name="_mozfpy1p078b"/><text:soft-page-break/><text:span text:style-name="T1">Anzahl der positiven und negativen Zahlen zählen</text:span></text:p>
      <text:p text:style-name="P6"><text:line-break/>Aufgabe: Schreibe eine Funktion <text:span text:style-name="T4">ZaehleVorzeichen(int[] array)</text:span>, die durch ein Array von Ganzzahlen geht und die Anzahl der positiven und negativen Zahlen zählt. Das Ergebnis soll als Nachricht ausgegeben werden.<text:line-break/>Beispiel:<text:line-break/>Eingabe: [-1, 4, -5, 2, 0, 3]<text:line-break/>Ausgabe: 3 positive Zahlen, 2 negative Zahlen<text:line-break/>Hinweis: Prüfe mit <text:span text:style-name="T4">zahl &gt; 0</text:span> auf positive Zahlen und mit <text:span text:style-name="T4">zahl &lt; 0</text:span> auf negative Zahlen.</text:p>
      <text:p text:style-name="Heading_20_2"><text:bookmark text:name="_74p9fym083f7"/><text:span text:style-name="T1">Suche nach einem Element und gebe die Fundstellen aus</text:span></text:p>
      <text:p text:style-name="Standard">Aufgabe: Erstelle ein Programm, das nach allen Positionen eines bestimmten Wertes in einem Array von Wörtern sucht und die Positionen ausgibt. Wenn der Wert nicht gefunden wird, soll eine Nachricht erscheinen, dass der Wert nicht enthalten ist.<text:line-break/>Beispiel:<text:line-break/>Eingabe: Array = {"Apfel", "Banane", "Apfel", "Kirsche"}, Suche = "Apfel"<text:line-break/>Ausgabe: Gefunden bei Position: 0, 2<text:line-break/>Hinweis: Verwende eine Schleife und speichere alle gefundenen Positionen in einer Liste, falls der Wert mehrfach vorkommt.</text:p>
      <text:p text:style-name="P10"><text:bookmark text:name="_1b9ouvfkr1pl"/>Sortieren eines Arrays mit Auswahl-Algorithmus (Selection Sort)</text:p>
      <text:p text:style-name="P7">Schreibe eine Funktion <text:span text:style-name="T4">SelectionSort(int[] array)</text:span>, die ein Array von Zahlen mit dem Auswahl-Algorithmus (Selection Sort) sortiert und zurückgibt.<text:line-break/>Information zu Selection Sort:<text:line-break/>Der Algorithmus sucht in jedem Durchlauf das kleinste Element und tauscht es mit dem Element an der aktuellen Position. Das Array wird so von vorne nach hinten schrittweise sortiert.<text:line-break/><text:span text:style-name="T1">Beispiel für die Schritte:</text:span><text:line-break/>Anfang: [4, 2, 7, 1, 3]<text:line-break/>Nach erstem Durchlauf: [1, 2, 7, 4, 3]<text:line-break/>usw.<text:line-break/>Beispiel für (a):<text:line-break/>Eingabe: [3, 1, 4, 2]<text:line-break/>Ausgabe: [1, 2, 3, 4]<text:line-break/></text:p>
      <text:p text:style-name="P10"><text:bookmark text:name="_fv1hxpjabila"/>Aufgabe (b): Erstelle eine Funktion <text:span text:style-name="T4">Umkehren(int[] array)</text:span>, die das sortierte Array in umgekehrter Reihenfolge ausgibt.</text:p>
      <text:p text:style-name="P6"><text:line-break/>Beispiel für (b):<text:line-break/>Eingabe: [1, 2, 3, 4]<text:line-break/>Ausgabe: [4, 3, 2, 1]<text:line-break/>Hinweis: Verwende zwei separate Funktionen für Sortierung und Umkehrung, und vermeide eingebaute Sortier- oder Umkehrfunktionen, um den Algorithmus manuell zu üb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d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color="#666666"/>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1965in" fo:margin-bottom="0.5in" fo:margin-left="1in" fo:margin-right="1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Programmieren Tutorium<text:tab/><text:tab/><draw:frame draw:style-name="Mfr1" draw:name="image1.png" text:anchor-type="char" svg:x="-0.0102in" svg:y="-0.0102in" svg:width="2.5575in" svg:height="0.5811in" draw:z-index="2"><draw:image xlink:href="Pictures/1000020100000800000001D96EE407CD644123D8.png" xlink:type="simple" xlink:show="embed" xlink:actuate="onLoad" loext:mime-type="image/png"/></draw:frame><text:span text:style-name="MT1">Tobias Bück, Sam Haghighi</text:span></text:p>
      </style:header>
      <style:footer>
        <text:p text:style-name="Standard">Dieses Werk von Tobias Bück <text:s/>ist lizenziert unter einer Creative Commons Namensnennung 4.0 International Lizenz (CC BY 4.0)</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44" meta:word-count="781" meta:character-count="5143" meta:non-whitespace-character-count="4401"/>
    <meta:generator>LibreOfficeDev/6.0.5.2$Linux_X86_64 LibreOffice_project/</meta:generator>
  </office:meta>
</office:document-meta>
</file>